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56ea0" officeooo:paragraph-rsid="00156ea0"/>
    </style:style>
    <style:style style:name="P2" style:family="paragraph" style:parent-style-name="Text_20_body">
      <style:text-properties fo:font-size="16pt" officeooo:rsid="00156ea0" style:font-size-asian="16pt" style:font-size-complex="16pt"/>
    </style:style>
    <style:style style:name="P3" style:family="paragraph" style:parent-style-name="Standard">
      <style:text-properties fo:font-size="16pt" officeooo:rsid="00156ea0" officeooo:paragraph-rsid="00156ea0" style:font-size-asian="16pt" style:font-size-complex="16pt"/>
    </style:style>
    <style:style style:name="P4" style:family="paragraph" style:parent-style-name="Text_20_body">
      <style:text-properties fo:font-size="16pt" officeooo:rsid="00156ea0" officeooo:paragraph-rsid="00156ea0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Please sign the new client agreement and keep a copy for your records.</text:span></text:span><text:span text:style-name="T1"><text:line-break/>Kindly return the signed form to us using the prepaid, pre-addressed return envelope provided.</text:span></text:p>
      <text:p text:style-name="P2">Thank you!</text:p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15:57:38.825817600</meta:creation-date>
    <dc:date>2025-08-25T13:18:40.007116000</dc:date>
    <meta:editing-duration>PT57M42S</meta:editing-duration>
    <meta:editing-cycles>4</meta:editing-cycles>
    <meta:generator>LibreOffice/25.2.5.2$Windows_X86_64 LibreOffice_project/03d19516eb2e1dd5d4ccd751a0d6f35f35e08022</meta:generator>
    <meta:print-date>2025-07-09T14:28:08.085672300</meta:print-date>
    <meta:document-statistic meta:table-count="0" meta:image-count="0" meta:object-count="0" meta:page-count="1" meta:paragraph-count="2" meta:word-count="29" meta:character-count="175" meta:non-whitespace-character-count="148"/>
  </office:meta>
</office:document-meta>
</file>